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4">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5">
      <style:paragraph-properties fo:margin-left="3.752cm" fo:margin-right="0cm" fo:text-indent="-0.635cm" style:auto-text-indent="false"/>
      <style:text-properties style:text-underline-style="none" fo:font-weight="normal" style:font-weight-asian="normal" style:font-weight-complex="normal"/>
    </style:style>
    <style:style style:name="P14" style:family="paragraph" style:parent-style-name="Standard" style:list-style-name="L5">
      <style:paragraph-properties fo:margin-left="0.616cm" fo:margin-right="0cm" fo:text-indent="0cm" style:auto-text-indent="false"/>
      <style:text-properties style:text-underline-style="none" fo:font-weight="normal" style:font-weight-asian="normal" style:font-weight-complex="normal"/>
    </style:style>
    <style:style style:name="P15" style:family="paragraph" style:parent-style-name="Standard" style:list-style-name="L6">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2">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1930397643" text:style-name="L1">
        <text:list-item>
          <text:list>
            <text:list-item>
              <text:p text:style-name="P6">parcours chaque nœud du DOM pour savoir si sa sous structure peut former un bloc</text:p>
              <text:list>
                <text:list-item>
                  <text:p text:style-name="P6">Détail : </text:p>
                  <text:p text:style-name="P6">DivisionDomNoeud (pNode)→ pour un nœud passé en entrée on passe chacun de ses enfants à la fonction Divisable qui renvoie vraie si la sous structure du nœud passé forme un bloc visuel ou non. </text:p>
                  <text:p text:style-name="P6"><text:span text:style-name="T2">Divisable</text:span> (cNode) → </text:p>
                  <text:p text:style-name="P6"><text:span text:style-name="T2">Calcule DOC</text:span>(cNode) → </text:p>
                </text:list-item>
              </text:list>
            </text:list-item>
            <text:list-item>
              <text:p text:style-name="P6">récupère chaque bloc dans un pool et calcule des séparateurs visuelles +<text:span text:style-name="T2"> attribution d'un poids à chaque séparateur</text:span>. Les séparateurs sont un couple de bloc adjacents. Le poids attribué en <text:span text:style-name="T3">fonction de la distance géographique</text:span> qui sépare les blocs (= si séparateur horizontal → la hauteur du séparateur.) et <text:span text:style-name="T3">fonction de distance visuelle <text:s/></text:span>des différences visuelles entre les blocs.</text:p>
            </text:list-item>
            <text:list-item>
              <text:p text:style-name="P6"><text:span text:style-name="T2">construit une structure hiérarchique</text:span> des blocs. Consiste à fusionner les blocs adjacents ayant des séparateurs de poids faible.</text:p>
            </text:list-item>
            <text:list-item>
              <text:p text:style-name="P6">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text:span text:style-name="T5">Calcule du poids des séparateurs </text:span>: séparateur représente la <text:span text:style-name="T3">relation</text:span> entre chaque bloc (qui ne se recouvre pas). Un séparateur possède un poids déterminé par <text:span text:style-name="T3">fonction de distance géographique</text:span> (= taille de séparateur) et <text:span text:style-name="T3">une fonction de distance visuelle</text:span> entre les deux blocs adjacents. </text:p>
      <text:p text:style-name="P3"/>
      <text:p text:style-name="P3">Cas ou l'on a au moins trois bloc pour un séparateur. Comment attribuer un poids au séparateur : on va se baser sur les blocs les moins / plus sémantiquement éloignés.</text:p>
      <text:p text:style-name="P3"/>
      <text:p text:style-name="P3"/>
      <text:p text:style-name="P3">- Trie des séparateurs en fonction de leur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text:soft-page-break/>un bloc. Les séparateurs représentent une relation entre deux blocs. Ils sont un indicateur permettant de savoir si on peut fusionner deux bloc ou non.</text:p>
      <text:p text:style-name="P3"/>
      <text:p text:style-name="P2">Sous étape : extraction des séparateurs</text:p>
      <text:list xml:id="list1704230459" text:style-name="L2">
        <text:list-item>
          <text:list>
            <text:list-item>
              <text:p text:style-name="P7">Initialise la liste des séparateurs avec un séparateur dont le début commence sur le bord de la pool et se termine de l'autre côté.</text:p>
            </text:list-item>
            <text:list-item>
              <text:p text:style-name="P7">Pour chaque bloc de la pool, on évalue la relation du bloc avec chaque séparateur :</text:p>
              <text:list>
                <text:list-item>
                  <text:list>
                    <text:list-item>
                      <text:p text:style-name="P7">soit le bloc est contenu dans le séparateur → coupe le séparateur = deux nouveaux séparateurs</text:p>
                    </text:list-item>
                    <text:list-item>
                      <text:p text:style-name="P7">Si il ne contient pas le séparateur en entier mais le traverse → met à jours les dimensions, réduit la hauteur pour un séparateur verticales et réduit la largeur pour un séparateur horizontal.</text:p>
                    </text:list-item>
                    <text:list-item>
                      <text:p text:style-name="P7">Si le bloc recouvre le séparateur, il est alors supprimé.</text:p>
                    </text:list-item>
                  </text:list>
                </text:list-item>
              </text:list>
            </text:list-item>
            <text:list-item>
              <text:p text:style-name="P7">Met séquentiellement chaque bloc dans le pool, à chaque tour on coupe les séparateurs calculés. </text:p>
            </text:list-item>
          </text:list>
        </text:list-item>
      </text:list>
      <text:p text:style-name="P3">Sous-étape : identification de la relation entre les blocs</text:p>
      <text:p text:style-name="P3"><text:tab/>Parcours la liste des séparateurs. </text:p>
      <text:p text:style-name="P3"><text:tab/>Pour chaque séparateur on le compare à chaque blocs : ex (cas séparateur Horizontal) on teste si il partage le bordinf alors poolbloc1 sinon poolbloc2.</text:p>
      <text:p text:style-name="P3"/>
      <text:p text:style-name="P3">Sous-étape : calcule du poids des séparateurs</text:p>
      <text:p text:style-name="P3"><text:tab/>dans un premier temps compare seulement les blocs représentatifs (le plus grand degrés de cohérence)</text:p>
      <text:p text:style-name="P3"><text:tab/></text:p>
      <text:p text:style-name="P3"/>
      <text:p text:style-name="P3"/>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271055813" text:style-name="L3">
        <text:list-item>
          <text:list>
            <text:list-item>
              <text:p text:style-name="P8">Construction d'une structure « arbre de bloc visuel » </text:p>
            </text:list-item>
            <text:list-item>
              <text:p text:style-name="P8">Fusion des blocs adjacents ayant des poids de séparateur faible. Ce qui revient à supprimer les blocs fusionnés de « l'arbre de bloc visuel »</text:p>
            </text:list-item>
            <text:list-item>
              <text:p text:style-name="P8">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sous-étape : trie des séparateurs suivant un ordre croissant</text:p>
      <text:p text:style-name="P3">sous-étape : fusion des blocs séparer par des séparateurs de poids faible. Création d'un nouveau bloc <text:s/>visuel dans la page contenant les blocs adjacents au séparateur. Ajout de ce bloc dans la pool de bloc. Suppression dans la pool des blocs adjacents.</text:p>
      <text:p text:style-name="P3">sous-étape : On obtient une nouvelle pool de bloc visuel. On va continuer à découper les éléments de la pool jusqu'à obtenir des unités atomiques de construction sémantique. A chaque fin de tour, nous allons étendre la structure <text:s/>arborescente des blocs visuels.</text:p>
      <text:p text:style-name="P3"/>
      <text:p text:style-name="P3"/>
      <text:list xml:id="list243351596" text:continue-list="list1930397643" text:style-name="L1">
        <text:list-item>
          <text:list>
            <text:list-item>
              <text:list>
                <text:list-header>
                  <text:p text:style-name="P6"><text:span text:style-name="T2">Divisable</text:span> (cNode) → </text:p>
                </text:list-header>
              </text:list>
            </text:list-item>
          </text:list>
        </text:list-item>
      </text:list>
      <text:p text:style-name="P3"><text:tab/><text:tab/><text:tab/> </text:p>
      <text:list xml:id="list451232330" text:continue-numbering="true" text:style-name="L1">
        <text:list-item>
          <text:list>
            <text:list-item>
              <text:list>
                <text:list-header>
                  <text:p text:style-name="P6"><text:span text:style-name="T2">Calcule DOC </text:span>(cNode) → </text:p>
                  <text:list>
                    <text:list-item>
                      <text:list>
                        <text:list-header>
                          <text:p text:style-name="P6"><text:span text:style-name="T2">DoC</text:span> = Degrés de cohérence. Chaque nœud de l'arbre peut former un blob visuel. Doc permet de mesurer le degrés de cohérence que forme un nœud. C'est à dire si il forme un bloc visuel. Plus le degrés de cohérence est fort, <text:soft-page-break/>plus le contenu forme un bloc visuel consistant.</text:p>
                          <text:p text:style-name="P6">La valeur varie de 1 à 10.</text:p>
                          <text:p text:style-name="P6"><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Indice de taille : il faut prédéfinir un seuil de taille relative pour les différentes balises. Apparemment chaque nœud possède un taille en fonction de son tag est majoré par ça position dans la structure du DOM. Plus elle est élevé plus elle à de chance d'être divisé (plus le nœud est proche de la racine, plus il a de chance d'être divisé ?)</text:p>
      <text:p text:style-name="P3"><text:s/></text:p>
      <text:p text:style-name="P3"/>
      <text:p text:style-name="P3">Cas de teste : </text:p>
      <text:p text:style-name="P3"><text:tab/>- Tester le comportement avec les flottants.</text:p>
      <text:list xml:id="list2089656789" text:style-name="L4">
        <text:list-item>
          <text:list>
            <text:list-item>
              <text:p text:style-name="P9">Avec les images ?</text:p>
            </text:list-item>
          </text:list>
        </text:list-item>
      </text:list>
      <text:p text:style-name="P3"/>
      <text:p text:style-name="P3">Concepts : </text:p>
      <text:p text:style-name="P3">- Noeud de texte virtuel : nœud inline avec seulement des nœuds enfants qui </text:p>
      <text:p text:style-name="P3"/>
      <text:p text:style-name="P3">Heuristiques :</text:p>
      <text:p text:style-name="P3"/>
      <text:list xml:id="list383866693" text:style-name="L5">
        <text:list-item>
          <text:p text:style-name="P10">Règle 1 :nœud courant n'est pas un nœud texte et <text:s/>il n'a pas de nœud valide. C'est un nœud que l'on ne va pas traiter : nœud non valide. Typiquement un balise oublié par le concepteur.</text:p>
        </text:list-item>
        <text:list-item>
          <text:p text:style-name="P10">Règle 2 :Nœud courant possède un seul enfant valide et cet enfant n'est pas un nœud texte : on parcours</text:p>
        </text:list-item>
        <text:list-item>
          <text:p text:style-name="P10">Règle 3 :</text:p>
        </text:list-item>
        <text:list-item>
          <text:p text:style-name="P10">Règle 4 : Si tous les enfants du nœuds courant sont des nœuds textes <text:span text:style-name="T3">ou des nœuds textes virtuels. </text:span><text:span text:style-name="T4">Extraction le nœud pour le mettre dans le pool de bloc :</text:span></text:p>
          <text:list>
            <text:list-item>
              <text:list>
                <text:list-item>
                  <text:list>
                    <text:list-item>
                      <text:list>
                        <text:list-item>
                          <text:list>
                            <text:list-item>
                              <text:p text:style-name="P12">si les nœuds textes ont la même taille de police et la même graisse (gras) de police : DoC = 10</text:p>
                            </text:list-item>
                            <text:list-item>
                              <text:p text:style-name="P12">sinon : DoC = 9</text:p>
                            </text:list-item>
                          </text:list>
                        </text:list-item>
                      </text:list>
                    </text:list-item>
                  </text:list>
                </text:list-item>
              </text:list>
            </text:list-item>
          </text:list>
        </text:list-item>
        <text:list-item>
          <text:p text:style-name="P10">Règle 5 : Si un des enfants du nœuds courant est un nœud line-break alors continu le parcours</text:p>
        </text:list-item>
        <text:list-item>
          <text:p text:style-name="P10">Règle 6: Si un des enfants du nœud courant est une balise &lt;hr&gt; alors division <text:s/></text:p>
        </text:list-item>
        <text:list-item>
          <text:p text:style-name="P10"><text:span text:style-name="T3">Règle 7 : la somme de la taille (seuil définit à priori ?) des nœuds enfants est supérieur à la taille du nœud courant alors continu le parcours</text:span> </text:p>
        </text:list-item>
        <text:list-item>
          <text:p text:style-name="P10">Règle 8 : Si la couleur du nœud courant est différente de l'un des nœuds enfants.</text:p>
          <text:p text:style-name="P10">Extraction du nœud enfant avec </text:p>
          <text:list>
            <text:list-item>
              <text:list>
                <text:list-item>
                  <text:list>
                    <text:list-item>
                      <text:list>
                        <text:list-item>
                          <text:p text:style-name="P10">un Doc (6-8) suivant le tag et la taille du nœud enfant</text:p>
                        </text:list-item>
                      </text:list>
                    </text:list-item>
                  </text:list>
                </text:list-item>
              </text:list>
            </text:list-item>
          </text:list>
        </text:list-item>
        <text:list-item>
          <text:p text:style-name="P10">Règle 9 : Si le nœud à au moins nœud texte enfant ou au moins un nœud de texte virtuel et la taille relative du nœud est plus petite qu'un seuil, alors extrait le bloc</text:p>
          <text:list>
            <text:list-item>
              <text:list>
                <text:list-item>
                  <text:list>
                    <text:list-item>
                      <text:list>
                        <text:list-item>
                          <text:p text:style-name="P13">Doc ← (5-8) suivant le tag</text:p>
                          <text:p text:style-name="P14"/>
                          <text:p text:style-name="P14">- <text:s/>Règle 10 : <text:s text:c="2"/>Si le nœud enfant ayant la taille maximum est plus petit que le seuil alors on extrait le bloc </text:p>
                        </text:list-item>
                        <text:list-item>
                          <text:p text:style-name="P14">Doc ← suivant le tag et la taille du nœud</text:p>
                          <text:p text:style-name="P14">- Règle 11 : Si le nœud précédent frère prétendent n'a pas été divisé, ne pas diviser</text:p>
                          <text:p text:style-name="P14">- Règle 12 :</text:p>
                        </text:list-item>
                      </text:list>
                    </text:list-item>
                  </text:list>
                </text:list-item>
              </text:list>
            </text:list-item>
          </text:list>
        </text:list-item>
      </text:list>
      <text:list xml:id="list1262859379" text:style-name="L6">
        <text:list-item>
          <text:p text:style-name="P15">Règle 13 :</text:p>
        </text:list-item>
      </text:list>
      <text:p text:style-name="P4"/>
      <text:p text:style-name="P4">Ordre appliquer ses règles : </text:p>
      <text:p text:style-name="P4"><text:soft-page-break/></text:p>
      <text:p text:style-name="P4">L'extraction des blocs sémantiques d'une page → première étape vers la compréhension du contenu définit. On peut isoler les éléments qui structurent la page de manière explic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4-22T20:22:48</dc:date>
    <dc:creator>Asus </dc:creator>
    <meta:editing-duration>P1DT12H2M44S</meta:editing-duration>
    <meta:editing-cycles>160</meta:editing-cycles>
    <meta:generator>LibreOffice/3.5$Linux_x86 LibreOffice_project/350m1$Build-2</meta:generator>
    <meta:document-statistic meta:table-count="0" meta:image-count="0" meta:object-count="0" meta:page-count="4" meta:paragraph-count="82" meta:word-count="1387" meta:character-count="7757" meta:non-whitespace-character-count="6439"/>
  </office:meta>
</office:document-meta>
</file>